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241c" officeooo:paragraph-rsid="000f241c"/>
    </style:style>
    <style:style style:name="P2" style:family="paragraph" style:parent-style-name="Standard" style:list-style-name="L1">
      <style:text-properties officeooo:rsid="000f241c" officeooo:paragraph-rsid="000f241c"/>
    </style:style>
    <style:style style:name="P3" style:family="paragraph" style:parent-style-name="Standard" style:list-style-name="L1">
      <style:text-properties officeooo:rsid="00146ba3" officeooo:paragraph-rsid="00146ba3"/>
    </style:style>
    <style:style style:name="P4" style:family="paragraph" style:parent-style-name="Standard" style:list-style-name="L1">
      <style:text-properties officeooo:rsid="0010bc37" officeooo:paragraph-rsid="0010bc37"/>
    </style:style>
    <style:style style:name="P5" style:family="paragraph" style:parent-style-name="Standard">
      <style:text-properties fo:font-style="normal" fo:font-weight="normal" officeooo:rsid="0014e95c" officeooo:paragraph-rsid="000f241c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officeooo:rsid="00184c64" officeooo:paragraph-rsid="00184c64"/>
    </style:style>
    <style:style style:name="T1" style:family="text">
      <style:text-properties officeooo:rsid="0010bc37"/>
    </style:style>
    <style:style style:name="T2" style:family="text">
      <style:text-properties officeooo:rsid="001340d1"/>
    </style:style>
    <style:style style:name="T3" style:family="text">
      <style:text-properties fo:font-style="normal" fo:font-weight="normal" officeooo:rsid="001340d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46ba3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4e95c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duino 1.8.10</text:p>
      <text:p text:style-name="P1"/>
      <text:list xml:id="list2739137888" text:style-name="L1">
        <text:list-item>
          <text:p text:style-name="P2">File runterladen und nach ~/bin entpacken</text:p>
        </text:list-item>
        <text:list-item>
          <text:p text:style-name="P2">intsall.sh ausführen, legt Icon an</text:p>
        </text:list-item>
        <text:list-item>
          <text:p text:style-name="P2">ESP-Plattform installieren:</text:p>
          <text:list>
            <text:list-item>
              <text:p text:style-name="P2">Arduino: Datei→Preferences→Boardverwalter-URL: <text:a xlink:type="simple" xlink:href="https://arduino.esp8266.com/stable/package_esp8266com_index.json" text:style-name="Internet_20_link" text:visited-style-name="Visited_20_Internet_20_Link">https://arduino.esp8266.com/stable/package_esp8266com_index.json</text:a></text:p>
            </text:list-item>
            <text:list-item>
              <text:p text:style-name="P2">Werkzeuge → Board → Boardverwalter: esp8266 installieren</text:p>
            </text:list-item>
            <text:list-item>
              <text:p text:style-name="P2">Werkzeuge → Board → NodeMCU 1.0</text:p>
            </text:list-item>
            <text:list-item>
              <text:p text:style-name="P2">Werkzeuge → Flash Size: 4MB (FS: 1MB, OTA: \1019KB)</text:p>
            </text:list-item>
            <text:list-item>
              <text:p text:style-name="P3">Werkzeuge → Port: auswählen</text:p>
            </text:list-item>
          </text:list>
        </text:list-item>
        <text:list-item>
          <text:p text:style-name="P2">Werkzeuge → Bibliotheksverwalter →</text:p>
          <text:list>
            <text:list-item>
              <text:p text:style-name="P2">Streaming</text:p>
            </text:list-item>
            <text:list-item>
              <text:p text:style-name="P4">SPIFFSIniFile</text:p>
            </text:list-item>
            <text:list-item>
              <text:p text:style-name="P4">OneWire</text:p>
            </text:list-item>
            <text:list-item>
              <text:p text:style-name="P4">NTPClient</text:p>
            </text:list-item>
            <text:list-item>
              <text:p text:style-name="P6">DS18B20_RT</text:p>
            </text:list-item>
          </text:list>
        </text:list-item>
        <text:list-item>
          <text:p text:style-name="P2"><text:a xlink:type="simple" xlink:href="http://arduiniana.org/libraries/pstring/PString3.zip" text:style-name="Internet_20_link" text:visited-style-name="Visited_20_Internet_20_Link">http://arduiniana.org/libraries/pstring/</text:a><text:a xlink:type="simple" xlink:href="http://arduiniana.org/libraries/pstring/PString3.zip" text:style-name="Internet_20_link" text:visited-style-name="Visited_20_Internet_20_Link"><text:span text:style-name="T1">PString3.zip</text:span></text:a><text:span text:style-name="T1"> runterladen und über „Sketch → Bibliothek einbinden → ZIP Bibliotek einbinden“ installieren</text:span></text:p>
        </text:list-item>
        <text:list-item>
          <text:p text:style-name="P2"><text:a xlink:type="simple" xlink:href="https://github.com/esp8266/arduino-esp8266fs-plugin" text:style-name="Internet_20_link" text:visited-style-name="Visited_20_Internet_20_Link"><text:span text:style-name="T3">https://github.com/esp8266/arduino-esp8266fs-plugin</text:span></text:a><text:span text:style-name="T3"> </text:span><text:span text:style-name="T4">runretladen und gem Anleitung nach ~/Arduino/tools entpacken</text:span></text:p>
        </text:list-item>
        <text:list-item>
          <text:p text:style-name="P2"><text:a xlink:type="simple" xlink:href="https://github.com/me-no-dev/EspExceptionDecoder" text:style-name="Internet_20_link" text:visited-style-name="Visited_20_Internet_20_Link"><text:span text:style-name="T4">https://github.com/me-no-dev/EspExceptionDecoder</text:span></text:a><text:span text:style-name="T4"> runterladen und gem. Anleitung nach ~/Arduino/tools entpacken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2T18:33:21.497234425</meta:creation-date>
    <meta:editing-duration>PT46M28S</meta:editing-duration>
    <meta:editing-cycles>3</meta:editing-cycles>
    <meta:generator>LibreOffice/6.4.7.2$Linux_X86_64 LibreOffice_project/40$Build-2</meta:generator>
    <dc:date>2022-01-16T21:54:07.196540713</dc:date>
    <meta:document-statistic meta:table-count="0" meta:image-count="0" meta:object-count="0" meta:page-count="1" meta:paragraph-count="18" meta:word-count="99" meta:character-count="874" meta:non-whitespace-character-count="810"/>
  </office:meta>
</office:document-meta>
</file>